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52C00000329112BC66C51B4E4BF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1A0000011640BD53C705A507E4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DD0000010244679D7A0E9C4FD9.png" manifest:media-type="image/png"/>
  <manifest:file-entry manifest:full-path="Pictures/100000000000027B000000554D973B93AE356E1A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36" style:family="paragraph" style:parent-style-name="Standard">
      <style:text-properties officeooo:rsid="0011771c" officeooo:paragraph-rsid="0011771c"/>
    </style:style>
    <style:style style:name="P37" style:family="paragraph" style:parent-style-name="Standard">
      <style:text-properties officeooo:rsid="0011eb25" officeooo:paragraph-rsid="0011eb25"/>
    </style:style>
    <style:style style:name="P38" style:family="paragraph" style:parent-style-name="Standard">
      <style:text-properties officeooo:rsid="00131a23" officeooo:paragraph-rsid="00131a23"/>
    </style:style>
    <style:style style:name="P39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4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4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43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44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60" style:family="paragraph">
      <style:paragraph-properties fo:margin-left="0cm" fo:margin-right="0cm" fo:line-height="106%" fo:text-indent="0cm"/>
    </style:style>
    <style:style style:name="P61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size="14pt" fo:font-weight="bold" officeooo:rsid="001538b0" style:font-size-asian="12.25pt" style:font-weight-asian="bold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24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officeooo:rsid="001a7cba"/>
    </style:style>
    <style:style style:name="T26" style:family="text">
      <style:text-properties officeooo:rsid="001fc57f"/>
    </style:style>
    <style:style style:name="T27" style:family="text">
      <style:text-properties officeooo:rsid="002d2d6e"/>
    </style:style>
    <style:style style:name="T28" style:family="text">
      <style:text-properties officeooo:rsid="002ec8d4"/>
    </style:style>
    <style:style style:name="T29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30" style:family="text">
      <style:text-properties officeooo:rsid="00346025"/>
    </style:style>
    <style:style style:name="T31" style:family="text">
      <style:text-properties officeooo:rsid="003ec974"/>
    </style:style>
    <style:style style:name="T32" style:family="text">
      <style:text-properties officeooo:rsid="00413c50"/>
    </style:style>
    <style:style style:name="T33" style:family="text">
      <style:text-properties officeooo:rsid="004d41a8"/>
    </style:style>
    <style:style style:name="T34" style:family="text">
      <style:text-properties officeooo:rsid="00584113"/>
    </style:style>
    <style:style style:name="T35" style:family="text">
      <style:text-properties officeooo:rsid="006555aa"/>
    </style:style>
    <style:style style:name="T36" style:family="text">
      <style:text-properties officeooo:rsid="0065565c"/>
    </style:style>
    <style:style style:name="T37" style:family="text">
      <style:text-properties officeooo:rsid="0065f602"/>
    </style:style>
    <style:style style:name="T38" style:family="text">
      <style:text-properties officeooo:rsid="0073eab6"/>
    </style:style>
    <style:style style:name="T39" style:family="text">
      <style:text-properties officeooo:rsid="007e8ec4"/>
    </style:style>
    <style:style style:name="T40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 loext:marker-style-name="T1"><text:span text:style-name="T1"><text:s text:c="5"/>LİNUX NOTLARI</text:span></text:p>
      <text:p text:style-name="P41" loext:marker-style-name="T2"><text:span text:style-name="T1"><text:line-break/></text:span><text:span text:style-name="T17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21">Clear</text:span></text:p>
      <text:p text:style-name="P41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41" loext:marker-style-name="T2"><text:span text:style-name="T3"><text:line-break/></text:span><text:span text:style-name="T19">Cal</text:span><text:span text:style-name="T20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42" loext:marker-style-name="T2"><draw:frame text:anchor-type="paragraph" draw:z-index="0" draw:name="Metin Çerçevesi 1" draw:style-name="gr1" draw:text-style-name="P61" svg:width="15.029cm" svg:height="0.708cm" svg:x="0.182cm" svg:y="0.065cm"><draw:text-box><text:p text:style-name="P60"><text:span text:style-name="T40">sudo apt-get install ncal -y</text:span></text:p></draw:text-box></draw:frame><text:span text:style-name="T5"/></text:p>
      <text:p text:style-name="P43" loext:marker-style-name="T2"/>
      <text:p text:style-name="P36"/>
      <text:p text:style-name="P36">Burada eğer takvimi yıl olarak almak istersek aşağıdaki şekilde alabiliriz.<text:line-break/></text:p>
      <text:p text:style-name="P36"><draw:frame text:anchor-type="paragraph" draw:z-index="1" draw:name="Metin Çerçevesi 2" draw:style-name="gr1" draw:text-style-name="P61" svg:width="15.029cm" svg:height="0.708cm" svg:x="0.182cm" svg:y="0.065cm"><draw:text-box><text:p text:style-name="P60"><text:span text:style-name="T40">cal -y</text:span></text:p></draw:text-box></draw:frame><text:line-break/></text:p>
      <text:p text:style-name="P36"/>
      <text:p text:style-name="P37">2018 yılı için takvimi getirmek istersek</text:p>
      <text:p text:style-name="P37"/>
      <text:p text:style-name="P37"><draw:frame text:anchor-type="paragraph" draw:z-index="2" draw:name="Metin Çerçevesi 3" draw:style-name="gr1" draw:text-style-name="P61" svg:width="15.029cm" svg:height="0.708cm" svg:x="0.182cm" svg:y="0.065cm"><draw:text-box><text:p text:style-name="P60"><text:span text:style-name="T40">cal 2018</text:span></text:p></draw:text-box></draw:frame></text:p>
      <text:p text:style-name="P36"/>
      <text:p text:style-name="P36"/>
      <text:p text:style-name="P38">Mevcut tarihi almak için “<text:span text:style-name="T11">date</text:span>” komutu kullanılır.</text:p>
      <text:p text:style-name="P38"/>
      <text:p text:style-name="P38"><text:line-break/><text:span text:style-name="T22">History</text:span></text:p>
      <text:p text:style-name="P38"><text:span text:style-name="T22"/></text:p>
      <text:p text:style-name="P1"><text:span text:style-name="T25">“</text:span><text:span text:style-name="T12">history</text:span><text:span text:style-name="T25">” komutu ile geçmişte terminalde çalıştırılan komutlar görüntülenebilir.<text:line-break/><text:line-break/></text:span></text:p>
      <text:p text:style-name="P1"><draw:frame draw:style-name="fr4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1" draw:text-style-name="P61" svg:width="15.029cm" svg:height="0.708cm" svg:x="0.182cm" svg:y="0.065cm"><draw:text-box><text:p text:style-name="P60"><text:span text:style-name="T40">history -c</text:span></text:p></draw:text-box></draw:frame><text:line-break/></text:p>
      <text:p text:style-name="P3"/>
      <text:p text:style-name="P39">Komut Yapısı</text:p>
      <text:p text:style-name="P39"/>
      <text:p text:style-name="P4"><draw:frame text:anchor-type="paragraph" draw:z-index="5" draw:name="Metin Çerçevesi 5" draw:style-name="gr1" draw:text-style-name="P61" svg:width="15.029cm" svg:height="0.708cm" svg:x="0.182cm" svg:y="0.065cm"><draw:text-box><text:p text:style-name="P60"><text:span text:style-name="T40">komut_adi secenek girdi</text:span></text:p></draw:text-box></draw:frame></text:p>
      <text:p text:style-name="P4"/>
      <text:p text:style-name="P5"/>
      <text:list text:style-name="L1">
        <text:list-item>
          <text:p text:style-name="P44">Seçenekler - ile yazılır.</text:p>
        </text:list-item>
        <text:list-item>
          <text:p text:style-name="P44">Seçeneklerin uzun hali ile yazılışında <text:s/>-- kullanılır.</text:p>
        </text:list-item>
        <text:list-item>
          <text:p text:style-name="P44">Girdiler ise düz şekilde yazılır<text:line-break/></text:p>
        </text:list-item>
      </text:list>
      <text:p text:style-name="P5"><draw:frame text:anchor-type="paragraph" draw:z-index="10" draw:name="Metin Çerçevesi 8" draw:style-name="gr1" draw:text-style-name="P61" svg:width="15.029cm" svg:height="0.708cm" svg:x="0.182cm" svg:y="0.065cm"><draw:text-box><text:p text:style-name="P60"><text:span text:style-name="T40">date -u</text:span></text:p></draw:text-box></draw:frame></text:p>
      <text:p text:style-name="P5"/>
      <text:p text:style-name="P5"><draw:frame text:anchor-type="paragraph" draw:z-index="11" draw:name="Metin Çerçevesi 9" draw:style-name="gr1" draw:text-style-name="P61" svg:width="15.029cm" svg:height="0.708cm" svg:x="0.182cm" svg:y="0.065cm"><draw:text-box><text:p text:style-name="P60"><text:span text:style-name="T40">date --universal</text:span></text:p></draw:text-box></draw:frame></text:p>
      <text:p text:style-name="P5"/>
      <text:p text:style-name="P5"><draw:frame text:anchor-type="paragraph" draw:z-index="12" draw:name="Metin Çerçevesi 10" draw:style-name="gr1" draw:text-style-name="P61" svg:width="15.029cm" svg:height="0.708cm" svg:x="0.182cm" svg:y="0.065cm"><draw:text-box><text:p text:style-name="P60"><text:span text:style-name="T40">cal -A 2 9 2023</text:span></text:p></draw:text-box></draw:frame></text:p>
      <text:p text:style-name="P5"><text:line-break/><text:line-break/>Şimdi ise komutların nereden geldiğini anlayalım.<text:line-break/><text:line-break/>Program dosyalarının nereden geldiğini anlamak için önce tüm dosyaları listeleyelim.</text:p>
      <text:p text:style-name="P4"/>
      <text:p text:style-name="P4"><draw:frame text:anchor-type="paragraph" draw:z-index="6" draw:name="Metin Çerçevesi 6" draw:style-name="gr1" draw:text-style-name="P61" svg:width="15.029cm" svg:height="0.708cm" svg:x="0.182cm" svg:y="0.065cm"><draw:text-box><text:p text:style-name="P60"><text:span text:style-name="T40">echo $PATH</text:span></text:p></draw:text-box></draw:frame></text:p>
      <text:p text:style-name="P4"/>
      <text:p text:style-name="P4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26">Biz terminale bir komut girdiğimizde bu sırayla klasörlere bakarak komutu bulur.</text:span></text:p>
      <text:p text:style-name="P4"/>
      <text:p text:style-name="P6">Hangi klasörün nerede olduğunu anlamak için “<text:span text:style-name="T11">which</text:span>” komutunu çalıştırırız.</text:p>
      <text:p text:style-name="P6"/>
      <text:p text:style-name="P6"><draw:frame text:anchor-type="paragraph" draw:z-index="8" draw:name="Metin Çerçevesi 7" draw:style-name="gr1" draw:text-style-name="P61" svg:width="15.029cm" svg:height="0.708cm" svg:x="0.182cm" svg:y="0.065cm"><draw:text-box><text:p text:style-name="P60"><text:span text:style-name="T40">which date</text:span></text:p></draw:text-box></draw:frame></text:p>
      <text:p text:style-name="P6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6"/>
      <text:p text:style-name="P7"><draw:frame text:anchor-type="paragraph" draw:z-index="17" draw:name="Metin Çerçevesi 13" draw:style-name="gr1" draw:text-style-name="P61" svg:width="15.029cm" svg:height="0.708cm" svg:x="0.182cm" svg:y="0.065cm"><draw:text-box><text:p text:style-name="P60"><text:span text:style-name="T40">which call echo cd</text:span></text:p></draw:text-box></draw:frame><text:line-break/><text:line-break/></text:p>
      <text:p text:style-name="P7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oft-page-break/><text:span text:style-name="T23">MAN PAGES</text:span></text:p>
      <text:p text:style-name="P6"><text:span text:style-name="T23"/></text:p>
      <text:p text:style-name="P8">Linux içerisindeki kodları ezberlememize gerek yoktur. Linux komutların ne işe yaradığını gösteren bir mekanizma sağlar. <text:span text:style-name="T27">(</text:span><text:a xlink:type="simple" xlink:href="https://www.man7.org/linux/man-pages/index.html" text:style-name="Internet_20_link" text:visited-style-name="Visited_20_Internet_20_Link"><text:span text:style-name="Citation"><text:span text:style-name="T27">https://www.man7.org/linux/man-pages/index.html</text:span></text:span></text:a><text:span text:style-name="T27">)</text:span></text:p>
      <text:p text:style-name="P9"><text:line-break/>Linux Man Pages içinde komutlar 8 kategoriye ayrılmıştır.</text:p>
      <text:p text:style-name="P9"/>
      <text:p text:style-name="P9">“<text:span text:style-name="T11">man</text:span>” komutu ile çalışır. Örneğin <text:span text:style-name="T11">which</text:span> komutu <text:span text:style-name="T28">ile </text:span><text:span text:style-name="T29">alakalı</text:span><text:span text:style-name="T28"> komutlara</text:span> bakmak istersek <text:span text:style-name="T31">aşağıdaki şekilde yapabiliriz. Buarada -k ile komutun içinde veya açıklamasının içinde which geçenleri aradık.</text:span></text:p>
      <text:p text:style-name="P9"/>
      <text:p text:style-name="P9"><draw:frame text:anchor-type="paragraph" draw:z-index="14" draw:name="Metin Çerçevesi 11" draw:style-name="gr1" draw:text-style-name="P61" svg:width="15.029cm" svg:height="0.708cm" svg:x="0.182cm" svg:y="0.065cm"><draw:text-box><text:p text:style-name="P60"><text:span text:style-name="T40">man -k which</text:span></text:p></draw:text-box></draw:frame><text:line-break/><text:line-break/></text:p>
      <text:p text:style-name="P9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0"><text:span text:style-name="T11">which</text:span> komutunun ne işe yaradığını öğrenmek istersek</text:p>
      <text:p text:style-name="P10"/>
      <text:p text:style-name="P10"><draw:frame text:anchor-type="paragraph" draw:z-index="16" draw:name="Metin Çerçevesi 12" draw:style-name="gr1" draw:text-style-name="P61" svg:width="15.029cm" svg:height="0.708cm" svg:x="0.182cm" svg:y="0.065cm"><draw:text-box><text:p text:style-name="P60"><text:span text:style-name="T40">man which</text:span></text:p></draw:text-box></draw:frame></text:p>
      <text:p text:style-name="P10"/>
      <text:p text:style-name="P10"><draw:frame draw:style-name="fr3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30">Yukarıda dikkat edilmesi gereken bir diğer nokta</text:span><text:span text:style-name="T13"> [ ] </text:span><text:span text:style-name="T30">köşeli parantez içinde kullanabileceğim opsiyonlar var.</text:span></text:p>
      <text:p text:style-name="P10"/>
      <text:p text:style-name="P11">Köşeli parantez bu opsiyonların zorunlu olmadığını gösterir.</text:p>
      <text:p text:style-name="P11"><text:soft-page-break/></text:p>
      <text:p text:style-name="P12">Eğer zorunlu bir kullanım olursa <text:span text:style-name="T11">&lt; &gt;</text:span> ile gösterilir.</text:p>
      <text:p text:style-name="P12"/>
      <text:p text:style-name="P12"/>
      <text:p text:style-name="P12"><draw:frame text:anchor-type="paragraph" draw:z-index="19" draw:name="Metin Çerçevesi 14" draw:style-name="gr1" draw:text-style-name="P61" svg:width="15.029cm" svg:height="0.708cm" svg:x="0.182cm" svg:y="-0.268cm"><draw:text-box><text:p text:style-name="P60"><text:span text:style-name="T40">which [ -a ] &lt;OPTION&gt; filename ...</text:span></text:p></draw:text-box></draw:frame></text:p>
      <text:p text:style-name="P12"/>
      <text:p text:style-name="P13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3"/>
      <text:p text:style-name="P13"><draw:frame text:anchor-type="paragraph" draw:z-index="20" draw:name="Metin Çerçevesi 15" draw:style-name="gr1" draw:text-style-name="P61" svg:width="15.029cm" svg:height="0.708cm" svg:x="0.182cm" svg:y="-0.268cm"><draw:text-box><text:p text:style-name="P60"><text:span text:style-name="T40">which [ -a | -b ] &lt;OPTION&gt; filename ...</text:span></text:p></draw:text-box></draw:frame></text:p>
      <text:p text:style-name="P13"/>
      <text:p text:style-name="P13">Eğer birden fazla opsiyonu aynı anda kullanmak istersek;</text:p>
      <text:p text:style-name="P13"/>
      <text:p text:style-name="P13"/>
      <text:p text:style-name="P13"><draw:frame text:anchor-type="paragraph" draw:z-index="21" draw:name="Metin Çerçevesi 16" draw:style-name="gr1" draw:text-style-name="P61" svg:width="15.029cm" svg:height="0.708cm" svg:x="0.182cm" svg:y="-0.268cm"><draw:text-box><text:p text:style-name="P60"><text:span text:style-name="T40">which [ -a , -b, -c ] &lt;OPTION&gt; filename ...</text:span></text:p></draw:text-box></draw:frame></text:p>
      <text:p text:style-name="P13"/>
      <text:p text:style-name="P12"/>
      <text:p text:style-name="P14">Örneğin bir komut arıyoruz ve bu komutun klasörleri listeleme ile ilgili olduğunu biliyoruz.<text:line-break/><text:line-break/></text:p>
      <text:p text:style-name="P14"><draw:frame text:anchor-type="paragraph" draw:z-index="22" draw:name="Metin Çerçevesi 17" draw:style-name="gr1" draw:text-style-name="P61" svg:width="15.029cm" svg:height="0.708cm" svg:x="0.182cm" svg:y="-0.268cm"><draw:text-box><text:p text:style-name="P60"><text:span text:style-name="T40">man -k “list directory”</text:span></text:p></draw:text-box></draw:frame></text:p>
      <text:p text:style-name="P12"/>
      <text:p text:style-name="P12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32">Burada görüyoruz ki “</text:span><text:span text:style-name="T14">ls</text:span><text:span text:style-name="T32">” komutu ile listeleme yapabiliyoruz.</text:span></text:p>
      <text:p text:style-name="P12"/>
      <text:p text:style-name="P15">Sadece ls komutu için arama yaparsak aşağıdaki gibi bir sonuç alırız.</text:p>
      <text:p text:style-name="P15"/>
      <text:p text:style-name="P15"><draw:frame text:anchor-type="paragraph" draw:z-index="24" draw:name="Metin Çerçevesi 18" draw:style-name="gr1" draw:text-style-name="P61" svg:width="15.029cm" svg:height="0.708cm" svg:x="0.182cm" svg:y="-0.268cm"><draw:text-box><text:p text:style-name="P60"><text:span text:style-name="T40">man ls</text:span></text:p></draw:text-box></draw:frame></text:p>
      <text:p text:style-name="P15"/>
      <text:p text:style-name="P15"><draw:frame draw:style-name="fr3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6"><text:soft-page-break/>Şimdi yukarıdaki ls komutunu kullanalım.</text:p>
      <text:p text:style-name="P16"/>
      <text:p text:style-name="P16"><draw:frame text:anchor-type="paragraph" draw:z-index="26" draw:name="Metin Çerçevesi 19" draw:style-name="gr1" draw:text-style-name="P61" svg:width="15.029cm" svg:height="0.708cm" svg:x="0.182cm" svg:y="-0.268cm"><draw:text-box><text:p text:style-name="P60"><text:span text:style-name="T40">ls</text:span></text:p></draw:text-box></draw:frame></text:p>
      <text:p text:style-name="P16"/>
      <text:p text:style-name="P16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6"/>
      <text:p text:style-name="P17">Detaylı bir listeleme yapmak istersek <text:span text:style-name="T11">-l</text:span> opsiyonunu kullanırız.</text:p>
      <text:p text:style-name="P17"/>
      <text:p text:style-name="P17"><draw:frame text:anchor-type="paragraph" draw:z-index="28" draw:name="Metin Çerçevesi 20" draw:style-name="gr1" draw:text-style-name="P61" svg:width="15.029cm" svg:height="0.708cm" svg:x="0.182cm" svg:y="-0.268cm"><draw:text-box><text:p text:style-name="P60"><text:span text:style-name="T40">ls -l</text:span></text:p></draw:text-box></draw:frame></text:p>
      <text:p text:style-name="P17"/>
      <text:p text:style-name="P17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7"/>
      <text:p text:style-name="P18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33">Bu durumda “help cd” ile bu bilgiye ulaşabiliriz. Man ile açıklaması bulunmayanlara bu şekilde ulaşılabilir.</text:span></text:span></text:p>
      <text:p text:style-name="P18"><text:span text:style-name="Emphasis"/></text:p>
      <text:p text:style-name="P18"><text:span text:style-name="Emphasis"/></text:p>
      <text:p text:style-name="P19"><text:span text:style-name="Emphasis"><text:span text:style-name="T24">Input &amp; Output</text:span></text:span></text:p>
      <text:p text:style-name="P18"><text:span text:style-name="Emphasis"/></text:p>
      <text:p text:style-name="P18"/>
      <text:p text:style-name="P18"><draw:frame draw:style-name="fr4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8"/>
      <text:p text:style-name="P20"/>
      <text:p text:style-name="P20">Burada düzgün çalışan bir komut Standart Output olarak ekrana gelir, ancak hatalı girilen veya hatalı sonuç veren bir komut Standard Error olarak ekrana gelir.</text:p>
      <text:p text:style-name="P17"/>
      <text:p text:style-name="P23"/>
      <text:p text:style-name="P17"/>
      <text:p text:style-name="P23"><text:soft-page-break/>Input &amp; Output numaralandırmaları şu şekildedir</text:p>
      <text:p text:style-name="P16"/>
      <text:list text:style-name="L2">
        <text:list-item>
          <text:p text:style-name="P45">Standard Input --&gt; 0</text:p>
          <text:p text:style-name="P45"/>
        </text:list-item>
        <text:list-item>
          <text:p text:style-name="P45">Standard Output --&gt; 1</text:p>
        </text:list-item>
      </text:list>
      <text:p text:style-name="P23"/>
      <text:list text:continue-numbering="true" text:style-name="L2">
        <text:list-item>
          <text:p text:style-name="P45">Standard Error --&gt; 2</text:p>
        </text:list-item>
      </text:list>
      <text:p text:style-name="P16"/>
      <text:p text:style-name="P16"/>
      <text:p text:style-name="P20">Örnek ile ilerlersek;</text:p>
      <text:p text:style-name="P20"/>
      <text:p text:style-name="P35">Düzgün biçimde çalışan komut</text:p>
      <text:p text:style-name="P20"/>
      <text:p text:style-name="P20"><draw:frame text:anchor-type="paragraph" draw:z-index="32" draw:name="Metin Çerçevesi 21" draw:style-name="gr1" draw:text-style-name="P61" svg:width="15.029cm" svg:height="0.708cm" svg:x="0.182cm" svg:y="-0.268cm"><draw:text-box><text:p text:style-name="P60"><text:span text:style-name="T40">cal</text:span></text:p></draw:text-box></draw:frame></text:p>
      <text:p text:style-name="P20"/>
      <text:p text:style-name="P20"><draw:frame draw:style-name="fr4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35">Hatalı çalışan komut</text:p>
      <text:p text:style-name="P20"/>
      <text:p text:style-name="P16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0">Yukarıda görüldüğü üzere “cal” komutu için “-u” opsiyonu bulunmamaktadır.</text:p>
      <text:p text:style-name="P20"/>
      <text:p text:style-name="P20"/>
      <text:p text:style-name="P21"><text:span text:style-name="T18">Komut Yönlendirme </text:span><text:span text:style-name="T11">(</text:span><text:span text:style-name="T18">Redirecting</text:span><text:span text:style-name="T11">)</text:span></text:p>
      <text:p text:style-name="P21"><text:span text:style-name="T11"/></text:p>
      <text:p text:style-name="P21">Input akışlarını gördükten sonra bu kanallardan aktarılan verileri bir dosyaya veya komuta aktarmayı görelim.</text:p>
      <text:p text:style-name="P21"/>
      <text:p text:style-name="P22">Mesela “date” komutu ile güncel tarihi elde ederiz. Peki ben bu komutu input olarak verdiğimde output olarak aldığım veriyi date.txt isimli bir dosyaya aktarmak istersem ne yapmalıyım ?</text:p>
      <text:p text:style-name="P22"/>
      <text:p text:style-name="P22">Bu sorunun cevabı şu şekilde;</text:p>
      <text:p text:style-name="P22"/>
      <text:p text:style-name="P22"><draw:frame text:anchor-type="paragraph" draw:z-index="34" draw:name="Metin Çerçevesi 22" draw:style-name="gr1" draw:text-style-name="P61" svg:width="15.029cm" svg:height="0.708cm" svg:x="0.182cm" svg:y="-0.268cm"><draw:text-box><text:p text:style-name="P60"><text:span text:style-name="T40">date 1&gt; date.txt</text:span></text:p></draw:text-box></draw:frame></text:p>
      <text:p text:style-name="P22"/>
      <text:p text:style-name="P22"><draw:frame draw:style-name="fr4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2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2">Yukarıda da görüldüğü üzere 1 numaralı kanaldan <text:span text:style-name="T34">yani Standard Output cevabını date.txt içerisine aktardık.</text:span></text:p>
      <text:p text:style-name="P22"/>
      <text:p text:style-name="P24">Bu komutu tekrar çalıştırırsak date.txt içerisindeki veriyi yeni komut ile ezer. </text:p>
      <text:p text:style-name="P24"/>
      <text:p text:style-name="P24">Peki ben yeniden çalıştırdığım komut çıktısını altına eklemek istersem ne yapmalıyım?</text:p>
      <text:p text:style-name="P24"/>
      <text:p text:style-name="P24">Bunun için aşağıdaki komutu kullanabiliriz.</text:p>
      <text:p text:style-name="P24"/>
      <text:p text:style-name="P24"><draw:frame text:anchor-type="paragraph" draw:z-index="37" draw:name="Metin Çerçevesi 23" draw:style-name="gr1" draw:text-style-name="P61" svg:width="15.029cm" svg:height="0.708cm" svg:x="0.182cm" svg:y="-0.268cm"><draw:text-box><text:p text:style-name="P60"><text:span text:style-name="T40">date 1&gt;&gt; date.txt</text:span></text:p></draw:text-box></draw:frame></text:p>
      <text:p text:style-name="P22"/>
      <text:p text:style-name="P22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4">Sonuç yukarıdaki gibi olacaktır.</text:p>
      <text:p text:style-name="P24"/>
      <text:p text:style-name="P25">Burada 1 numaralı kanaldan gelenleri date.txt içine yönlendirdim. Peki 2 numaralı kanaldan gelenleri de ayrı bir dosyaya yönlendirmek istersek ne yapmalıyız ?</text:p>
      <text:p text:style-name="P25"/>
      <text:p text:style-name="P25"><draw:frame text:anchor-type="paragraph" draw:z-index="39" draw:name="Metin Çerçevesi 24" draw:style-name="gr1" draw:text-style-name="P61" svg:width="15.029cm" svg:height="0.708cm" svg:x="0.182cm" svg:y="-0.268cm"><draw:text-box><text:p text:style-name="P60"><text:span text:style-name="T40">date 1&gt;&gt; date.txt 2&gt;&gt; error.txt</text:span></text:p></draw:text-box></draw:frame></text:p>
      <text:p text:style-name="P26"/>
      <text:p text:style-name="P25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5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6"><text:soft-page-break/>Yukarıda da görüldüğü üzere 2 numaralı kanaldan bir hata çıktısı olmadığı için herhangi bir veri yazılmamıştır.</text:p>
      <text:p text:style-name="P26"/>
      <text:p text:style-name="P27">Hata üretebilen bir komut girersek;</text:p>
      <text:p text:style-name="P27"/>
      <text:p text:style-name="P27"/>
      <text:p text:style-name="P25"><draw:frame text:anchor-type="paragraph" draw:z-index="43" draw:name="Metin Çerçevesi 25" draw:style-name="gr1" draw:text-style-name="P61" svg:width="15.029cm" svg:height="0.708cm" svg:x="0.182cm" svg:y="-0.268cm"><draw:text-box><text:p text:style-name="P60"><text:span text:style-name="T40">date shdhslhdlshd 1&gt;&gt; date.txt 2&gt;&gt; error.txt</text:span></text:p></draw:text-box></draw:frame></text:p>
      <text:p text:style-name="P25"><draw:frame draw:style-name="fr4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8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8"/>
      <text:p text:style-name="P29">Standard Input içinde bir veri aktarabiliriz. Bunun için daha sonradan göreceğimiz “<text:span text:style-name="T11">cat</text:span>” komutunu kullanalım.</text:p>
      <text:p text:style-name="P29"/>
      <text:p text:style-name="P29"><draw:frame text:anchor-type="paragraph" draw:z-index="46" draw:name="Metin Çerçevesi 26" draw:style-name="gr1" draw:text-style-name="P61" svg:width="15.029cm" svg:height="0.708cm" svg:x="0.182cm" svg:y="-0.268cm"><draw:text-box><text:p text:style-name="P60"><text:span text:style-name="T40">cat 0&lt; date.txt</text:span></text:p></draw:text-box></draw:frame></text:p>
      <text:p text:style-name="P29"/>
      <text:p text:style-name="P29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29"/>
      <text:p text:style-name="P30">Görüldüğü üzere önceden date.txt içine eklenen 3 satırlık <text:span text:style-name="T35">verileri</text:span> bu şekilde okuyabiliyoruz.</text:p>
      <text:p text:style-name="P30"/>
      <text:p text:style-name="P31">Buradan “<text:span text:style-name="T15">cat</text:span>” <text:span text:style-name="T36">komutu ile</text:span> aldığımız verileri “<text:span text:style-name="T11">hello.txt</text:span>” isimli dosyaya yazdır<text:span text:style-name="T37">alım. Eğer bir hata olursa da “</text:span><text:span text:style-name="T16">error.txt</text:span><text:span text:style-name="T37">” içerisine bunu yazdıralım.</text:span><text:line-break/></text:p>
      <text:p text:style-name="P31"/>
      <text:p text:style-name="P31"><draw:frame text:anchor-type="paragraph" draw:z-index="48" draw:name="Metin Çerçevesi 27" draw:style-name="gr1" draw:text-style-name="P61" svg:width="15.029cm" svg:height="0.708cm" svg:x="0.182cm" svg:y="-0.268cm"><draw:text-box><text:p text:style-name="P60"><text:span text:style-name="T40">cat 0&lt; date.txt 1&gt;&gt; hello.txt 2&gt;&gt; error.txt</text:span></text:p></draw:text-box></draw:frame></text:p>
      <text:p text:style-name="P31"/>
      <text:p text:style-name="P32">Başarılı şekilde çalıştığı için “<text:span text:style-name="T11">hello.txt</text:span>” dosyası şu şekilde olacaktır.</text:p>
      <text:p text:style-name="P32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3"><text:soft-page-break/>Kullandığımız terminaller de aslında birer dosyadan ibarettir.</text:p>
      <text:p text:style-name="P33"/>
      <text:p text:style-name="P33">2 ayrı terminal açalım ve birinden diğerine bir input yollamayı deneyelim.</text:p>
      <text:p text:style-name="P33"/>
      <text:p text:style-name="P33"><draw:frame draw:style-name="fr3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4">Yukarıda görüldüğü üzere her terminal ayrı birer dosya konumuna işaret etmektedir.</text:p>
      <text:p text:style-name="P34"/>
      <text:p text:style-name="P34">Şimdi 1. terminal içerisinde “<text:span text:style-name="T11">date.txt</text:span>” içerisinde yazanları input olarak 2. terminale aktaralım.</text:p>
      <text:p text:style-name="P34"/>
      <text:p text:style-name="P34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4">Yukarıdaki gibi bir çıktı alırız.Yani Linux içindeki herşey birer dosyadan oluşmaktadır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6"><text:soft-page-break/><text:span text:style-name="T18">Komut Birleştirme</text:span> <text:span text:style-name="T18">(Piping)</text:span></text:p>
      <text:p text:style-name="P46"><text:span text:style-name="T18"/></text:p>
      <text:p text:style-name="P4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46"><text:span text:style-name="T18"/></text:p>
      <text:p text:style-name="P48">Yukarıda da anlaşılacağı üzere bir basamakta işlem yapıp çıktıyı diğer bir adıma aktararak devam eden süreçtir.</text:p>
      <text:p text:style-name="P48"/>
      <text:p text:style-name="P49">Burada “<text:span text:style-name="T11">cut</text:span>” komutunu da kullanacağız. Bu komutu “<text:span text:style-name="T11">man</text:span>” komutu ile incelersek;</text:p>
      <text:p text:style-name="P49"/>
      <text:p text:style-name="P49"><draw:frame text:anchor-type="paragraph" draw:z-index="53" draw:name="Metin Çerçevesi 28" draw:style-name="gr1" draw:text-style-name="P61" svg:width="15.029cm" svg:height="0.708cm" svg:x="0.182cm" svg:y="-0.268cm"><draw:text-box><text:p text:style-name="P60"><text:span text:style-name="T40">man cut</text:span></text:p></draw:text-box></draw:frame></text:p>
      <text:p text:style-name="P46"><text:span text:style-name="T18"/></text:p>
      <text:p text:style-name="P4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18"/></text:p>
      <text:p text:style-name="P50">Bu komut aslında bildiğimiz <text:span text:style-name="T38">kopyalama</text:span> komutudur. Yukarıda da ayrıntılı bir şekilde görebiliriz.</text:p>
      <text:p text:style-name="P46"><text:span text:style-name="T18"/></text:p>
      <text:p text:style-name="P58">Bir örnek üzerinden gidecek olursak;</text:p>
      <text:p text:style-name="P58"><draw:frame text:anchor-type="paragraph" draw:z-index="55" draw:name="Metin Çerçevesi 29" draw:style-name="gr1" draw:text-style-name="P61" svg:width="15.029cm" svg:height="0.708cm" svg:x="0.182cm" svg:y="0.176cm"><draw:text-box><text:p text:style-name="P60"><text:span text:style-name="T40">date 1&gt;&gt; date.txt</text:span></text:p></draw:text-box></draw:frame></text:p>
      <text:p text:style-name="P58"/>
      <text:p text:style-name="P46"><text:span text:style-name="T18"/></text:p>
      <text:p text:style-name="P51">Önceki örneklerde olduğu gibi <text:span text:style-name="T11">date</text:span> komutu <text:s/>üzerinden ilerliyoruz ve mevcut zamanı <text:span text:style-name="T11">date.txt</text:span> dosyası üzerine ekliyoruz.</text:p>
      <text:p text:style-name="P51"/>
      <text:p text:style-name="P51"/>
      <text:p text:style-name="P51"/>
      <text:p text:style-name="P51"><text:soft-page-break/></text:p>
      <text:p text:style-name="P51">Şimdi ise <text:span text:style-name="T11">date.txt</text:span> dosyası içerisindeki bu veriyi keselim.</text:p>
      <text:p text:style-name="P51"><draw:frame text:anchor-type="paragraph" draw:z-index="56" draw:name="Metin Çerçevesi 30" draw:style-name="gr1" draw:text-style-name="P61" svg:width="15.029cm" svg:height="0.708cm" svg:x="0.182cm" svg:y="0.452cm"><draw:text-box><text:p text:style-name="P60"><text:span text:style-name="T40">cut 0&lt; date.txt --delimiter " " --fields 3 </text:span></text:p></draw:text-box></draw:frame></text:p>
      <text:p text:style-name="P51"/>
      <text:p text:style-name="P51"/>
      <text:p text:style-name="P51"/>
      <text:p text:style-name="P52">Yukarıda yaptığımız işlemi şu şekilde açıklayabiliriz.</text:p>
      <text:p text:style-name="P52"/>
      <text:p text:style-name="P59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53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53"/>
      <text:p text:style-name="P53"/>
      <text:p text:style-name="P54">Peki bunu daha kısa nasıl yapabiliriz?</text:p>
      <text:p text:style-name="P54"/>
      <text:p text:style-name="P54"><draw:frame text:anchor-type="paragraph" draw:z-index="59" draw:name="Metin Çerçevesi 31" draw:style-name="gr1" draw:text-style-name="P61" svg:width="15.029cm" svg:height="0.708cm" svg:x="0.182cm" svg:y="0.452cm"><draw:text-box><text:p text:style-name="P60"><text:span text:style-name="T40">date | cut -d " " -f 4 </text:span></text:p></draw:text-box></draw:frame></text:p>
      <text:p text:style-name="P52"/>
      <text:p text:style-name="P52"/>
      <text:p text:style-name="P51"/>
      <text:p text:style-name="P54">Yukarıdaki işlemde aynı şekilde çalışacaktır. Burada “<text:span text:style-name="T11">|</text:span>” ile bir önceki komutun çıktısı sonraki kısma aktarılır.</text:p>
      <text:p text:style-name="P54"/>
      <text:p text:style-name="P55">Bu sonucu da “years.txt” klasörünün içine aktarırsak;</text:p>
      <text:p text:style-name="P55"><draw:frame text:anchor-type="paragraph" draw:z-index="60" draw:name="Metin Çerçevesi 32" draw:style-name="gr1" draw:text-style-name="P61" svg:width="15.029cm" svg:height="0.708cm" svg:x="0.182cm" svg:y="0.452cm"><draw:text-box><text:p text:style-name="P60"><text:span text:style-name="T40">date | cut -d " " -f 4 1&gt;&gt; years.txt</text:span></text:p></draw:text-box></draw:frame></text:p>
      <text:p text:style-name="P55"/>
      <text:p text:style-name="P55"/>
      <text:p text:style-name="P56">bu şekilde çalıştırabiliriz.</text:p>
      <text:p text:style-name="P56"/>
      <text:p text:style-name="P56"/>
      <text:p text:style-name="P57">Ancak burada bir problem var. O da aşağıdaki komutu çalıştırırsak;</text:p>
      <text:p text:style-name="P55"><draw:frame text:anchor-type="paragraph" draw:z-index="61" draw:name="Metin Çerçevesi 33" draw:style-name="gr1" draw:text-style-name="P61" svg:width="15.029cm" svg:height="0.708cm" svg:x="0.182cm" svg:y="0.452cm"><draw:text-box><text:p text:style-name="P60"><text:span text:style-name="T40">date &gt; date.txt | cut -d “ ” -f 4</text:span></text:p></draw:text-box></draw:frame></text:p>
      <text:p text:style-name="P55"/>
      <text:p text:style-name="P55"/>
      <text:p text:style-name="P57">Bu komutu çalıştırırsak;</text:p>
      <text:p text:style-name="P55"/>
      <text:p text:style-name="P55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55"/>
      <text:p text:style-name="P57"><text:soft-page-break/>Yukarıda görüldüğü üzere işlemime farklı bir input ile devam edemem <text:span text:style-name="T39">çünkü bizim pipe sürecimize bir veri dönmüyor</text:span>. Bunun için farklı bir çözüm yapacağız.</text:p>
      <text:p text:style-name="P57"/>
      <text:p text:style-name="P57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0-16T11:01:52.987000000</dc:date>
    <meta:editing-duration>PT3H20M5S</meta:editing-duration>
    <meta:editing-cycles>95</meta:editing-cycles>
    <meta:generator>LibreOffice/7.6.2.1$Windows_X86_64 LibreOffice_project/56f7684011345957bbf33a7ee678afaf4d2ba333</meta:generator>
    <meta:document-statistic meta:table-count="0" meta:image-count="30" meta:object-count="0" meta:page-count="12" meta:paragraph-count="90" meta:word-count="864" meta:character-count="6381" meta:non-whitespace-character-count="5568"/>
  </office:meta>
</office:document-meta>
</file>